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EB000044A15B3935E1.svm"/>
  <manifest:file-entry manifest:media-type="" manifest:full-path="Pictures/20000007000044BC000013201CD14B26.svm"/>
  <manifest:file-entry manifest:media-type="" manifest:full-path="Pictures/2000000700003A9B0000569D1106D74A.svm"/>
  <manifest:file-entry manifest:media-type="" manifest:full-path="Pictures/2000000700003978000010A59D111BBA.svm"/>
  <manifest:file-entry manifest:media-type="" manifest:full-path="Pictures/200000070000223700002FF6AE596C01.svm"/>
  <manifest:file-entry manifest:media-type="" manifest:full-path="Pictures/200000070000343200003A17F35E266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Verdana, sans-serif"/>
    <style:font-face style:name="Mangal1" svg:font-family="Mangal"/>
    <style:font-face style:name="Times New Roman2" svg:font-family="'Times New Roman', serif"/>
    <style:font-face style:name="Times New Roman1" svg:font-family="'Times New Roman'" style:font-family-generic="roman"/>
    <style:font-face style:name="PLSans10-Regular" svg:font-family="PLSans10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Times New Roman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color="#000000" style:font-name="Times New Roman2" fo:font-size="18pt"/>
    </style:style>
    <style:style style:name="P4" style:family="paragraph" style:parent-style-name="Text_20_body">
      <style:paragraph-properties fo:margin-top="0cm" fo:margin-bottom="0cm" fo:line-height="115%" fo:text-align="center" style:justify-single-word="false"/>
      <style:text-properties fo:color="#000000" style:font-name="Times New Roman2" fo:font-size="18pt" fo:font-weight="bold"/>
    </style:style>
    <style:style style:name="P5" style:family="paragraph" style:parent-style-name="Text_20_body">
      <style:paragraph-properties fo:margin-top="0cm" fo:margin-bottom="0cm" fo:line-height="115%" fo:text-align="end" style:justify-single-word="false"/>
      <style:text-properties fo:color="#000000" style:font-name="Times New Roman2" fo:font-size="14pt"/>
    </style:style>
    <style:style style:name="P6" style:family="paragraph" style:parent-style-name="Text_20_body">
      <style:paragraph-properties fo:margin-top="0cm" fo:margin-bottom="0cm" fo:line-height="115%" fo:text-align="center" style:justify-single-word="false"/>
      <style:text-properties fo:color="#000000" style:font-name="Times New Roman2" fo:font-size="12pt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 fo:line-height="115%"/>
      <style:text-properties fo:color="#000000"/>
    </style:style>
    <style:style style:name="P8" style:family="paragraph" style:parent-style-name="Text_20_body">
      <style:paragraph-properties fo:margin-top="0cm" fo:margin-bottom="0cm" fo:line-height="115%" fo:text-align="center" style:justify-single-word="false"/>
      <style:text-properties fo:color="#000000"/>
    </style:style>
    <style:style style:name="P9" style:family="paragraph" style:parent-style-name="Text_20_body">
      <style:paragraph-properties fo:margin-top="0cm" fo:margin-bottom="0cm" fo:line-height="115%" fo:text-align="end" style:justify-single-word="false"/>
      <style:text-properties fo:color="#000000"/>
    </style:style>
    <style:style style:name="P10" style:family="paragraph" style:parent-style-name="Text_20_body">
      <style:paragraph-properties fo:margin-top="0cm" fo:margin-bottom="0cm" fo:line-height="115%" fo:text-align="center" style:justify-single-word="false"/>
      <style:text-properties fo:color="#000000" fo:font-size="20pt" style:font-size-asian="20pt" style:font-size-complex="20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Heading_20_1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3" style:family="paragraph" style:parent-style-name="Heading_20_1">
      <style:paragraph-properties fo:margin-top="0cm" fo:margin-bottom="0cm" fo:line-height="115%" fo:text-align="center" style:justify-single-word="false" fo:keep-with-next="always"/>
      <style:text-properties fo:font-size="16pt" style:font-size-asian="16pt" style:font-size-complex="16pt"/>
    </style:style>
    <style:style style:name="T1" style:family="text">
      <style:text-properties style:text-position="0% 100%" style:font-name="Times New Roman"/>
    </style:style>
    <style:style style:name="T2" style:family="text">
      <style:text-properties fo:color="#000000" style:font-name="Times New Roman" style:font-name-asian="Microsoft YaHei" style:font-name-complex="Mangal"/>
    </style:style>
    <style:style style:name="T3" style:family="text">
      <style:text-properties style:font-name="PLSans10-Regular" fo:font-size="10pt" style:font-name-asian="PLSans10-Regular" style:font-size-asian="10pt" style:font-name-complex="PLSans10-Regular" style:font-size-complex="10pt"/>
    </style:style>
    <style:style style:name="T4" style:family="text">
      <style:text-properties fo:font-variant="normal" fo:text-transform="none" fo:color="#222222" style:font-name="Arial1" fo:font-size="13.5pt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OLITECHNIKA WARSZAWSKA</text:p>
      <text:p text:style-name="P4">Wydział Mechatroniki</text:p>
      <text:p text:style-name="P8"/>
      <text:p text:style-name="P8"/>
      <text:p text:style-name="P8"/>
      <text:h text:style-name="P13" text:outline-level="1">Sterowanie Napedów Maszyn i <text:span text:style-name="T2">Robotów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Projekt 2 – dobranie elementów</text:p>
      <text:p text:style-name="P8"/>
      <text:p text:style-name="P8"/>
      <text:h text:style-name="P12" text:outline-level="1"/>
      <text:p text:style-name="Standard"/>
      <text:p text:style-name="P9"/>
      <text:p text:style-name="P9"/>
      <text:p text:style-name="P9"/>
      <text:p text:style-name="P9"/>
      <text:p text:style-name="P9"/>
      <text:p text:style-name="P5">Autor: Dariusz Napłoszek</text:p>
      <text:p text:style-name="P5">Grupa 67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9"/>
      <text:p text:style-name="P6">Warszawa 2015</text:p>
      <text:p text:style-name="P1"/>
      <text:p text:style-name="P2"><text:soft-page-break/><text:span text:style-name="T1">Dobrany został silnik firmy Siemens SIMOTICS S-1FK7 </text:span>1FK7043-4CK7 (high dynamic) spełniający wymagania przedstawione w projekcie.</text:p>
      <text:p text:style-name="P2"><draw:frame draw:style-name="fr1" draw:name="grafika1" text:anchor-type="paragraph" svg:width="17cm" svg:height="4.729cm" draw:z-index="0"><draw:image xlink:href="Pictures/20000007000044BC000013201CD14B26.svm" xlink:type="simple" xlink:show="embed" xlink:actuate="onLoad"/></draw:frame>Do sterowania pracą silnika zostanie wykorzystany SINAMICS S120 6SL3120-1TE21-0AA3 z jednostką kontrolującą CU320.</text:p>
      <text:p text:style-name="P2"><draw:frame draw:style-name="fr2" draw:name="grafika2" text:anchor-type="paragraph" svg:x="0.185cm" svg:y="0.25cm" svg:width="11.816cm" svg:height="12.524cm" draw:z-index="1"><draw:image xlink:href="Pictures/200000070000343200003A17F35E2668.svm" xlink:type="simple" xlink:show="embed" xlink:actuate="onLoad"/></draw:frame></text:p>
      <text:p text:style-name="P2"><draw:frame draw:style-name="fr3" draw:name="grafika4" text:anchor-type="paragraph" svg:width="14.713cm" svg:height="4.262cm" draw:z-index="3"><draw:image xlink:href="Pictures/2000000700003978000010A59D111BBA.svm" xlink:type="simple" xlink:show="embed" xlink:actuate="onLoad"/></draw:frame></text:p>
      <text:p text:style-name="P2"/>
      <text:p text:style-name="P2"/>
      <text:p text:style-name="P2"><draw:frame draw:style-name="fr2" draw:name="grafika3" text:anchor-type="paragraph" svg:x="-0.034cm" svg:y="0.182cm" svg:width="16.586cm" svg:height="23.807cm" draw:z-index="2"><draw:image xlink:href="Pictures/2000000700003A9B0000569D1106D74A.svm" xlink:type="simple" xlink:show="embed" xlink:actuate="onLoad"/></draw:frame><text:soft-page-break/></text:p>
      <text:p text:style-name="P2"/>
      <text:p text:style-name="P2"/>
      <text:p text:style-name="P2"><text:soft-page-break/>Przykładowy sposób integracji SINAMICS S120 i SIMOTICS S-1FK7:</text:p>
      <text:p text:style-name="Standard"><draw:frame draw:style-name="fr4" draw:name="grafika5" text:anchor-type="paragraph" svg:width="8.759cm" svg:height="12.278cm" draw:z-index="4"><draw:image xlink:href="Pictures/200000070000223700002FF6AE596C01.svm" xlink:type="simple" xlink:show="embed" xlink:actuate="onLoad"/></draw:frame>Celem projektu jest też zapewnienie wykrycia detalu przemieszczajacego sie na</text:p>
      <text:p text:style-name="Standard">tasmie (stole) i przesuniecia go o zadana wartosc (pozycjonowanie). Do tego celu zastosowane zostaną dwa czujniki odbiciowe WO-DPPW1. Jeden zostanie wykorzystany do wykrycia detalu natomiast drugi zostanie umieszczony w punkcie od którego powinien rozpocząć się proces hamowania obiektu.</text:p>
      <text:p text:style-name="Standard"><draw:frame draw:style-name="fr5" draw:name="grafika6" text:anchor-type="paragraph" svg:width="14.316cm" svg:height="17.568cm" draw:z-index="5"><draw:image xlink:href="Pictures/20000007000037EB000044A15B3935E1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Verdana, sans-serif"/>
    <style:font-face style:name="Mangal1" svg:font-family="Mangal"/>
    <style:font-face style:name="Times New Roman2" svg:font-family="'Times New Roman', serif"/>
    <style:font-face style:name="Times New Roman1" svg:font-family="'Times New Roman'" style:font-family-generic="roman"/>
    <style:font-face style:name="PLSans10-Regular" svg:font-family="PLSans10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2cm" fo:text-indent="-0.52cm" fo:margin-left="1.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07:01.94</meta:creation-date>
    <meta:generator>OpenOffice/4.0.1$Win32 OpenOffice.org_project/401m5$Build-9714</meta:generator>
    <dc:date>2015-04-18T20:34:48.81</dc:date>
    <meta:editing-duration>PT11H5M36S</meta:editing-duration>
    <meta:editing-cycles>14</meta:editing-cycles>
    <meta:document-statistic meta:table-count="0" meta:image-count="6" meta:object-count="0" meta:page-count="5" meta:paragraph-count="12" meta:word-count="105" meta:character-count="821"/>
  </office:meta>
</office:document-meta>
</file>